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ide_20_de_20_títul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Slide_20_de_20_título-notes">
      <style:graphic-properties draw:fill-color="#ffffff" fo:min-height="13.364cm"/>
    </style:style>
    <style:style style:name="pr4" style:family="presentation" style:parent-style-name="Soment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Somente_20_título-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font-size="16pt" style:font-size-asian="16pt" style:font-size-complex="16pt" fo:hyphenate="false"/>
    </style:style>
    <style:style style:name="P4" style:family="paragraph">
      <loext:graphic-properties draw:fill="none" draw:fill-color="#ffffff"/>
      <style:paragraph-properties fo:text-align="start" style:font-independent-line-spacing="true"/>
      <style:text-properties fo:font-size="16pt" style:font-size-asian="16pt" style:font-size-complex="16pt"/>
    </style:style>
    <style:style style:name="P5"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1.589cm" svg:height="4.082cm" svg:x="1.839cm" svg:y="6.8cm" presentation:class="title" presentation:user-transformed="true">
          <draw:text-box>
            <text:p text:style-name="P1"><text:span text:style-name="T1">Tudo D'Ele</text:span></text:p>
          </draw:text-box>
        </draw:frame>
        <draw:frame draw:name="Subtítulo 2" presentation:style-name="pr2" draw:text-style-name="P4" draw:layer="layout" svg:width="17.779cm" svg:height="4.867cm" svg:x="3.621cm" svg:y="10.333cm" presentation:class="subtitle" presentation:user-transformed="true">
          <draw:text-box>
            <text:p text:style-name="P3"><text:span text:style-name="T2">Coral Resgate Para Vida</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omente_20_título" presentation:presentation-page-layout-name="AL2T19">
        <draw:frame draw:name="Título 3" presentation:style-name="pr4" draw:text-style-name="P2" draw:layer="layout" svg:width="24.01cm" svg:height="17.294cm" svg:x="0.595cm" svg:y="0.763cm" presentation:class="title" presentation:user-transformed="true">
          <draw:text-box>
            <text:p text:style-name="P1"><text:span text:style-name="T3">Por Ele, pra Ele são todas as coisas Por Ele, pra Ele são todas as coisas Por Ele, pra Ele são todas as coisas Por Ele, pra Ele são todas as coisas</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Somente_20_título" presentation:presentation-page-layout-name="AL2T19">
        <draw:frame draw:name="Título 3" presentation:style-name="pr4" draw:text-style-name="P2" draw:layer="layout" svg:width="22.859cm" svg:height="17.294cm" svg:x="1.27cm" svg:y="0.763cm" presentation:class="title" presentation:user-transformed="true">
          <draw:text-box>
            <text:p text:style-name="P1"><text:span text:style-name="T3">Mundo Ele criou... </text:span><text:span text:style-name="T3"><text:line-break/></text:span><text:span text:style-name="T3">Ele! Filho Ele enviou... </text:span><text:span text:style-name="T3"><text:line-break/></text:span><text:span text:style-name="T3">Ele! Tudo já entregou... </text:span><text:span text:style-name="T3"><text:line-break/></text:span><text:span text:style-name="T3">Mas a gente ainda insiste</text:span><text:span text:style-name="T3"><text:line-break/></text:span><text:span text:style-name="T3"> em ficar distante d'Ele</text:span></text:p>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Somente_20_título" presentation:presentation-page-layout-name="AL2T19">
        <draw:frame draw:name="Título 3" presentation:style-name="pr4" draw:text-style-name="P2" draw:layer="layout" svg:width="22.859cm" svg:height="17.294cm" svg:x="1.27cm" svg:y="0.763cm" presentation:class="title" presentation:user-transformed="true">
          <draw:text-box>
            <text:p text:style-name="P1"><text:span text:style-name="T3">Não tem como escapar, </text:span><text:span text:style-name="T3"><text:line-break/></text:span><text:span text:style-name="T3">está em todo lugar </text:span><text:span text:style-name="T3"><text:line-break/></text:span><text:span text:style-name="T3">Por que não se entregar? </text:span><text:span text:style-name="T3"><text:line-break/></text:span><text:span text:style-name="T3">Mais fácil é tentar do que a eternidade arriscar</text:span></text:p>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Somente_20_título" presentation:presentation-page-layout-name="AL2T19">
        <draw:frame draw:name="Título 3" presentation:style-name="pr4" draw:text-style-name="P2" draw:layer="layout" svg:width="22.859cm" svg:height="17.294cm" svg:x="1.27cm" svg:y="0.763cm" presentation:class="title" presentation:user-transformed="true">
          <draw:text-box>
            <text:p text:style-name="P1"><text:span text:style-name="T3">Por Ele, pra Ele são todas as coisas Por Ele, pra Ele são todas as coisas Por Ele, pra Ele são todas as coisas Por Ele, pra Ele são todas as coisas</text:span></text:p>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Somente_20_título" presentation:presentation-page-layout-name="AL2T19">
        <draw:frame draw:name="Título 3" presentation:style-name="pr4" draw:text-style-name="P2" draw:layer="layout" svg:width="25.002cm" svg:height="18.255cm" svg:x="0cm" svg:y="0.397cm" presentation:class="title" presentation:user-transformed="true">
          <draw:text-box>
            <text:p text:style-name="P1"><text:span text:style-name="T3">Não adianta fugir que é tudo d'Ele! <text:s/></text:span><text:span text:style-name="T3"><text:line-break/></text:span><text:span text:style-name="T3">Se hoje estou aqui, estou por Ele!</text:span><text:span text:style-name="T3"><text:line-break/></text:span><text:span text:style-name="T3">A minha vida, os meus sonhos são pra Ele! São todas as coisas </text:span><text:span text:style-name="T3"><text:line-break/></text:span><text:span text:style-name="T3">Não adianta fugir que é tudo d'Ele! </text:span><text:span text:style-name="T3"><text:line-break/></text:span><text:span text:style-name="T3">Se hoje estou aqui, estou por Ele! </text:span><text:span text:style-name="T3"><text:line-break/></text:span><text:span text:style-name="T3">A minha vida, os meus sonhos são pra Ele! São todas as coisas</text:span></text:p>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Somente_20_título" presentation:presentation-page-layout-name="AL2T19">
        <draw:frame draw:name="Título 3" presentation:style-name="pr4" draw:text-style-name="P2" draw:layer="layout" svg:width="22.859cm" svg:height="17.294cm" svg:x="1.27cm" svg:y="0.763cm" presentation:class="title" presentation:user-transformed="true">
          <draw:text-box>
            <text:p text:style-name="P1"><text:span text:style-name="T3">Por Ele, pra Ele são todas as coisas Por Ele, pra Ele são todas as coisas Por Ele, pra Ele são todas as coisas Por Ele, pra Ele são todas as coisas</text:span></text:p>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shrink-to-fit">
        <text:list-style style:name="Somente_20_título-outline1" style:display-name="Soment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omente_20_título-outline2" style:display-name="Somente título-outline2" style:family="presentation" style:parent-style-name="Soment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omente_20_título-outline3" style:display-name="Somente título-outline3" style:family="presentation" style:parent-style-name="Soment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4" style:display-name="Somente título-outline4" style:family="presentation" style:parent-style-name="Soment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text:list-style style:name="Somente_20_título-title" style:display-name="Soment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Soment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Soment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Somente_20_título-backgroundobjects">
      <style:graphic-properties draw:stroke="none" draw:fill="none" draw:fill-color="#ffffff" draw:auto-grow-height="false" fo:min-height="1.485cm"/>
    </style:style>
    <style:style style:name="Mpr8" style:family="presentation" style:parent-style-name="Soment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1">Clique para editar o estilo do título 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7-01-07">07/01/17</text:date></text:span></text:p>
        </draw:text-box>
      </draw:frame>
      <draw:frame draw:name="Espaço Reservado para Rodapé 4" presentation:style-name="Mpr2" draw:text-style-name="MP9"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draw:frame draw:name="Título 1" presentation:style-name="Mpr5" draw:text-style-name="MP6" draw:layer="backgroundobjects" svg:width="22.859cm" svg:height="3.174cm" svg:x="1.27cm" svg:y="0.763cm" presentation:class="title" presentation:user-transformed="true">
        <draw:text-box>
          <text:p text:style-name="MP5"><text:span text:style-name="MT1">Clique para editar o estilo do título mestre</text:span></text:p>
        </draw:text-box>
      </draw:frame>
      <draw:frame draw:name="Espaço Reservado para Data 2" presentation:style-name="Mpr6" draw:text-style-name="MP8" draw:layer="backgroundobjects" svg:width="5.926cm" svg:height="1.013cm" svg:x="1.27cm" svg:y="17.657cm" presentation:class="date-time" presentation:user-transformed="true">
        <draw:text-box>
          <text:p text:style-name="MP7"><text:span text:style-name="MT2"><text:date style:data-style-name="D1" text:date-value="2017-01-07">07/01/17</text:date></text:span></text:p>
        </draw:text-box>
      </draw:frame>
      <draw:frame draw:name="Espaço Reservado para Rodapé 3" presentation:style-name="Mpr6" draw:text-style-name="MP9" draw:layer="backgroundobjects" svg:width="8.042cm" svg:height="1.013cm" svg:x="8.678cm" svg:y="17.657cm" presentation:class="footer" presentation:user-transformed="true">
        <draw:text-box>
          <text:p/>
        </draw:text-box>
      </draw:frame>
      <draw:frame draw:name="Espaço Reservado para Número de Slide 4" presentation:style-name="Mpr6"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draw:frame presentation:style-name="Somente_20_título-outline1" draw:layer="backgroundobjects" svg:width="22.859cm" svg:height="11.048cm" svg:x="1.27cm" svg:y="4.457cm" presentation:class="outline" presentation:placeholder="true">
        <draw:text-box/>
      </draw:frame>
      <presentation:notes style:page-layout-name="PM0">
        <draw:page-thumbnail presentation:style-name="Somente_20_título-title" draw:layer="backgroundobjects" svg:width="14.848cm" svg:height="11.136cm" svg:x="3.075cm" svg:y="2.257cm" presentation:class="page"/>
        <draw:frame presentation:style-name="Somente_20_título-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udo D'Ele</dc:title>
    <meta:initial-creator>IVANILTO</meta:initial-creator>
    <meta:editing-cycles>3</meta:editing-cycles>
    <meta:creation-date>2016-12-19T15:56:48</meta:creation-date>
    <dc:date>2017-01-07T11:55:10.929466060</dc:date>
    <meta:editing-duration>PT14M37S</meta:editing-duration>
    <meta:generator>LibreOffice/5.2.4.2.1$Linux_X86_64 LibreOffice_project/20m0$Build-2</meta:generator>
    <meta:document-statistic meta:object-count="54"/>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7</meta:user-defined>
  </office:meta>
</office:document-meta>
</file>